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Text_20_A4" style:list-style-name="L2">
      <style:graphic-properties draw:stroke-dash="Dash_20_2" svg:stroke-width="0.03cm" draw:marker-start="" draw:marker-start-width="0.2cm" draw:marker-start-center="false" draw:marker-end="" draw:marker-end-width="0.2cm" draw:marker-end-center="false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412cm" fo:min-width="0.616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1.1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  <style:paragraph-properties style:writing-mode="lr-tb"/>
    </style:style>
    <style:style style:name="gr99" style:family="graphic" style:parent-style-name="standard">
      <style:graphic-properties draw:stroke="none" draw:fill="none" fo:min-height="0.39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text-properties fo:font-weight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1" draw:layer="layout" svg:width="3cm" svg:height="1cm" svg:x="1.5cm" svg:y="1.5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3" xml:id="id1" draw:id="id1" draw:layer="layout" svg:width="3cm" svg:height="1cm" svg:x="1cm" svg:y="1cm">
          <text:p text:style-name="P2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3" draw:text-style-name="P3" xml:id="id2" draw:id="id2" draw:layer="layout" svg:width="3cm" svg:height="2cm" svg:x="1cm" svg:y="3cm">
          <text:p text:style-name="P2"><text:span text:style-name="T1">Away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4" draw:text-style-name="P3" xml:id="id9" draw:id="id9" draw:layer="layout" svg:width="3cm" svg:height="2cm" svg:x="1cm" svg:y="7.5cm">
          <text:p text:style-name="P2"><text:span text:style-name="T1">Send Alarm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tart-End 3" draw:style-name="gr5" draw:text-style-name="P3" xml:id="id3" draw:id="id3" draw:layer="layout" svg:width="3cm" svg:height="1cm" svg:x="5cm" svg:y="5.5cm">
          <text:p text:style-name="P2"><text:span text:style-name="T1">Motion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6" draw:text-style-name="P3" xml:id="id4" draw:id="id4" draw:layer="layout" svg:width="3cm" svg:height="2cm" svg:x="5cm" svg:y="7.5cm">
          <text:p text:style-name="P2"><text:span text:style-name="T1">Stop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7" draw:text-style-name="P3" xml:id="id7" draw:id="id7" draw:layer="layout" svg:width="3cm" svg:height="2cm" svg:x="5cm" svg:y="13.5cm">
          <text:p text:style-name="P2"><text:span text:style-name="T1">Dinner</text:span><text:span text:style-name="T1"><text:line-break/></text:span><text:span text:style-name="T1">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8" draw:text-style-name="P3" xml:id="id44" draw:id="id44" draw:layer="layout" svg:width="3cm" svg:height="2cm" svg:x="8cm" svg:y="18.5cm">
          <text:p text:style-name="P2"><text:span text:style-name="T1">Sun</text:span><text:span text:style-name="T1"><text:line-break/></text:span><text:span text:style-name="T1">below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9" draw:text-style-name="P3" xml:id="id5" draw:id="id5" draw:layer="layout" svg:width="3cm" svg:height="2cm" svg:x="5cm" svg:y="10.5cm">
          <text:p text:style-name="P2"><text:span text:style-name="T1">Sleep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" draw:style-name="gr10" draw:text-style-name="P4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name="Connector 1" draw:style-name="gr11" draw:text-style-name="P4" draw:layer="layout" svg:x1="6.5cm" svg:y1="6.5cm" svg:x2="6.5cm" svg:y2="7.5cm" draw:start-shape="id3" draw:start-glue-point="6" draw:end-shape="id4" draw:end-glue-point="4" svg:d="M6500 6500v1000" svg:viewBox="0 0 1 1001">
          <text:p/>
        </draw:connector>
        <draw:connector draw:name="Connector 3" draw:style-name="gr12" draw:text-style-name="P4" draw:layer="layout" svg:x1="6.5cm" svg:y1="9.5cm" svg:x2="6.5cm" svg:y2="10.5cm" draw:start-shape="id4" draw:start-glue-point="6" draw:end-shape="id5" draw:end-glue-point="4" svg:d="M6500 9500v1000" svg:viewBox="0 0 1 1001">
          <text:p/>
        </draw:connector>
        <draw:connector draw:name="Connector 4" draw:style-name="gr13" draw:text-style-name="P5" draw:layer="layout" svg:x1="8cm" svg:y1="11.5cm" svg:x2="12cm" svg:y2="11.5cm" draw:start-shape="id5" draw:start-glue-point="7" draw:end-shape="id6" draw:end-glue-point="3" svg:d="M8000 11500h4000" svg:viewBox="0 0 4001 1">
          <text:p/>
        </draw:connector>
        <draw:frame draw:style-name="gr14" draw:text-style-name="P6" draw:layer="layout" svg:width="0.616cm" svg:height="0.412cm" svg:x="8.25cm" svg:y="11cm">
          <draw:text-box>
            <text:p><text:span text:style-name="T2">Yes</text:span></text:p>
          </draw:text-box>
        </draw:frame>
        <draw:connector draw:name="Connector 4" draw:style-name="gr15" draw:text-style-name="P5" draw:layer="layout" svg:x1="8cm" svg:y1="14.5cm" svg:x2="12cm" svg:y2="14.5cm" draw:start-shape="id7" draw:start-glue-point="7" draw:end-shape="id8" draw:end-glue-point="3" svg:d="M8000 14500h4000" svg:viewBox="0 0 4001 1">
          <text:p/>
        </draw:connector>
        <draw:frame draw:style-name="gr16" draw:text-style-name="P6" draw:layer="layout" svg:width="0.75cm" svg:height="0.412cm" svg:x="8.25cm" svg:y="14cm">
          <draw:text-box>
            <text:p><text:span text:style-name="T2">Yes</text:span></text:p>
          </draw:text-box>
        </draw:frame>
        <draw:connector draw:name="Connector 5" draw:style-name="gr17" draw:text-style-name="P4" draw:layer="layout" svg:x1="6.5cm" svg:y1="12.5cm" svg:x2="6.5cm" svg:y2="13.5cm" draw:end-shape="id7" draw:end-glue-point="4" svg:d="M6500 12500v1000" svg:viewBox="0 0 1 1001">
          <text:p/>
        </draw:connector>
        <draw:frame draw:style-name="gr18" draw:text-style-name="P6" draw:layer="layout" svg:width="0.48cm" svg:height="0.412cm" svg:x="6.52cm" svg:y="12.662cm">
          <draw:text-box>
            <text:p><text:span text:style-name="T2">No</text:span></text:p>
          </draw:text-box>
        </draw:frame>
        <draw:connector draw:name="Connector 6" draw:style-name="gr19" draw:text-style-name="P4" draw:layer="layout" svg:x1="2.5cm" svg:y1="5cm" svg:x2="2.5cm" svg:y2="7.5cm" draw:start-shape="id2" draw:start-glue-point="6" draw:end-shape="id9" draw:end-glue-point="0" svg:d="M2500 5000v2500" svg:viewBox="0 0 1 2501">
          <text:p/>
        </draw:connector>
        <draw:custom-shape draw:name="Subprocess 2" draw:style-name="gr20" draw:text-style-name="P8" xml:id="id6" draw:id="id6" draw:layer="layout" svg:width="3cm" svg:height="2cm" svg:x="12cm" svg:y="10.5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8" xml:id="id8" draw:id="id8" draw:layer="layout" svg:width="3cm" svg:height="2cm" svg:x="12cm" svg:y="13.5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4" draw:style-name="gr22" draw:text-style-name="P8" xml:id="id46" draw:id="id46" draw:layer="layout" svg:width="3cm" svg:height="2cm" svg:x="12cm" svg:y="18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8" draw:style-name="gr23" draw:text-style-name="P4" draw:layer="layout" svg:x1="15cm" svg:y1="14.5cm" svg:x2="16.25cm" svg:y2="14.5cm" draw:start-shape="id8" draw:start-glue-point="1" draw:end-shape="id10" draw:end-glue-point="6" svg:d="M15000 14500h1250" svg:viewBox="0 0 1251 1">
          <text:p/>
        </draw:connector>
        <draw:custom-shape draw:name="On-Page-Reference 2" draw:style-name="gr24" draw:text-style-name="P8" xml:id="id10" draw:id="id10" draw:layer="layout" svg:width="0.5cm" svg:height="0.5cm" svg:x="16.25cm" svg:y="1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25" draw:text-style-name="P8" xml:id="id11" draw:id="id11" draw:layer="layout" svg:width="0.5cm" svg:height="0.5cm" svg:x="16.25cm" svg:y="19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1" draw:style-name="gr26" draw:text-style-name="P4" draw:layer="layout" svg:x1="16.5cm" svg:y1="14.75cm" svg:x2="16.5cm" svg:y2="19.25cm" draw:start-shape="id10" draw:start-glue-point="8" draw:end-shape="id11" draw:end-glue-point="4" svg:d="M16500 14750v4500" svg:viewBox="0 0 1 4501">
          <text:p/>
        </draw:connector>
        <draw:custom-shape draw:name="Start-End 4" draw:style-name="gr27" draw:text-style-name="P8" xml:id="id15" draw:id="id15" draw:layer="layout" svg:width="3cm" svg:height="1cm" svg:x="1cm" svg:y="28cm">
          <text:p text:style-name="P7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5" draw:style-name="gr28" draw:text-style-name="P8" xml:id="id12" draw:id="id12" draw:layer="layout" svg:width="3cm" svg:height="1cm" svg:x="18.5cm" svg:y="5.5cm">
          <text:p text:style-name="P7"><text:span text:style-name="T1">Motion 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9" draw:text-style-name="P8" xml:id="id13" draw:id="id13" draw:layer="layout" svg:width="3cm" svg:height="2cm" svg:x="18.5cm" svg:y="7.5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30" draw:text-style-name="P4" draw:layer="layout" svg:x1="20cm" svg:y1="6.5cm" svg:x2="20cm" svg:y2="7.5cm" draw:start-shape="id12" draw:start-glue-point="6" draw:end-shape="id13" draw:end-glue-point="4" svg:d="M20000 6500v1000" svg:viewBox="0 0 1 1001">
          <text:p/>
        </draw:connector>
        <draw:custom-shape draw:name="On-Page-Reference 6" draw:style-name="gr31" draw:text-style-name="P8" xml:id="id14" draw:id="id14" draw:layer="layout" svg:width="0.5cm" svg:height="0.5cm" svg:x="2.2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7" draw:style-name="gr32" draw:text-style-name="P4" draw:layer="layout" svg:x1="2.5cm" svg:y1="26.25cm" svg:x2="2.5cm" svg:y2="28cm" draw:start-shape="id14" draw:start-glue-point="8" draw:end-shape="id15" draw:end-glue-point="4" svg:d="M2500 26250v1750" svg:viewBox="0 0 1 1751">
          <text:p/>
        </draw:connector>
        <draw:connector draw:name="Connector 18" draw:style-name="gr33" draw:text-style-name="P4" draw:layer="layout" svg:x1="2.5cm" svg:y1="9.5cm" svg:x2="2.5cm" svg:y2="25.75cm" draw:start-shape="id9" draw:end-shape="id14" draw:end-glue-point="4" svg:d="M2500 9500v16250" svg:viewBox="0 0 1 16251">
          <text:p/>
        </draw:connector>
        <draw:custom-shape draw:name="Start-End 6" draw:style-name="gr34" draw:text-style-name="P8" xml:id="id16" draw:id="id16" draw:layer="layout" svg:width="3cm" svg:height="1cm" svg:x="22.5cm" svg:y="5.5cm">
          <text:p text:style-name="P7"><text:span text:style-name="T1">Timer Fini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35" draw:text-style-name="P4" draw:layer="layout" svg:x1="24cm" svg:y1="6.5cm" svg:x2="24cm" svg:y2="7.5cm" draw:start-shape="id16" draw:start-glue-point="6" draw:end-shape="id17" draw:end-glue-point="0" svg:d="M24000 6500v1000" svg:viewBox="0 0 1 1001">
          <text:p/>
        </draw:connector>
        <draw:custom-shape draw:name="On-Page-Reference 5" draw:style-name="gr36" draw:text-style-name="P8" xml:id="id18" draw:id="id18" draw:layer="layout" svg:width="0.5cm" svg:height="0.5cm" svg:x="6.2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37" draw:text-style-name="P8" xml:id="id19" draw:id="id19" draw:layer="layout" svg:width="0.5cm" svg:height="0.5cm" svg:x="19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8" draw:text-style-name="P4" draw:layer="layout" svg:x1="4cm" svg:y1="4cm" svg:x2="6.25cm" svg:y2="4cm" draw:start-shape="id2" draw:start-glue-point="7" draw:end-shape="id18" draw:end-glue-point="6" svg:d="M4000 4000h2250" svg:viewBox="0 0 2251 1">
          <text:p/>
        </draw:connector>
        <draw:connector draw:name="Connector 16" draw:style-name="gr39" draw:text-style-name="P4" draw:layer="layout" svg:x1="6.75cm" svg:y1="4cm" svg:x2="19.75cm" svg:y2="4cm" draw:start-shape="id18" draw:start-glue-point="10" draw:end-shape="id19" draw:end-glue-point="6" svg:d="M6750 4000h13000" svg:viewBox="0 0 13001 1">
          <text:p/>
        </draw:connector>
        <draw:connector draw:name="Connector 20" draw:style-name="gr40" draw:text-style-name="P4" draw:layer="layout" svg:x1="20cm" svg:y1="4.25cm" svg:x2="20cm" svg:y2="5.5cm" draw:start-shape="id19" draw:start-glue-point="8" draw:end-shape="id12" draw:end-glue-point="4" svg:d="M20000 4250v1250" svg:viewBox="0 0 1 1251">
          <text:p/>
        </draw:connector>
        <draw:connector draw:name="Connector 21" draw:style-name="gr41" draw:text-style-name="P4" draw:layer="layout" svg:x1="6.5cm" svg:y1="4.25cm" svg:x2="6.5cm" svg:y2="5.5cm" draw:start-shape="id18" draw:start-glue-point="8" draw:end-shape="id3" draw:end-glue-point="4" svg:d="M6500 4250v1250" svg:viewBox="0 0 1 1251">
          <text:p/>
        </draw:connector>
        <draw:custom-shape draw:name="On-Page-Reference 8" draw:style-name="gr42" draw:text-style-name="P8" xml:id="id25" draw:id="id25" draw:layer="layout" svg:width="0.5cm" svg:height="0.5cm" svg:x="27.75cm" svg:y="3.75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43" draw:text-style-name="P4" draw:layer="layout" svg:x1="15cm" svg:y1="11.5cm" svg:x2="16.5cm" svg:y2="14.25cm" draw:start-shape="id6" draw:start-glue-point="1" draw:end-shape="id10" draw:end-glue-point="4" svg:d="M15000 11500h1500v2750" svg:viewBox="0 0 1501 2751">
          <text:p/>
        </draw:connector>
        <draw:custom-shape draw:name="Start-End 7" draw:style-name="gr44" draw:text-style-name="P8" xml:id="id20" draw:id="id20" draw:layer="layout" svg:width="3cm" svg:height="1cm" svg:x="26.5cm" svg:y="5.506cm">
          <text:p text:style-name="P7"><text:span text:style-name="T1">Button-Toggl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4" draw:style-name="gr45" draw:text-style-name="P4" draw:layer="layout" svg:x1="28cm" svg:y1="6.506cm" svg:x2="28cm" svg:y2="7.512cm" draw:start-shape="id20" draw:start-glue-point="6" draw:end-shape="id21" draw:end-glue-point="0" svg:d="M28000 6506v1006" svg:viewBox="0 0 1 1007">
          <text:p/>
        </draw:connector>
        <draw:custom-shape draw:name="Decision 5" draw:style-name="gr46" draw:text-style-name="P8" xml:id="id37" draw:id="id37" draw:layer="layout" svg:width="3cm" svg:height="2cm" svg:x="2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47" draw:text-style-name="P8" xml:id="id31" draw:id="id31" draw:layer="layout" svg:width="3cm" svg:height="2cm" svg:x="2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48" draw:text-style-name="P8" xml:id="id26" draw:id="id26" draw:layer="layout" svg:width="0.5cm" svg:height="0.506cm" svg:x="3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Start-End 8" draw:style-name="gr49" draw:text-style-name="P8" xml:id="id22" draw:id="id22" draw:layer="layout" svg:width="3cm" svg:height="1cm" svg:x="31.5cm" svg:y="5.5cm">
          <text:p text:style-name="P7"><text:span text:style-name="T1">Button-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50" draw:text-style-name="P4" draw:layer="layout" svg:x1="33cm" svg:y1="6.5cm" svg:x2="33cm" svg:y2="7.506cm" draw:start-shape="id22" draw:start-glue-point="6" draw:end-shape="id23" draw:end-glue-point="0" svg:d="M33000 6500v1006" svg:viewBox="0 0 1 1007">
          <text:p/>
        </draw:connector>
        <draw:custom-shape draw:name="Decision 6" draw:style-name="gr51" draw:text-style-name="P8" xml:id="id38" draw:id="id38" draw:layer="layout" svg:width="3cm" svg:height="2cm" svg:x="31.5cm" svg:y="10.506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7" draw:style-name="gr52" draw:text-style-name="P8" xml:id="id33" draw:id="id33" draw:layer="layout" svg:width="3cm" svg:height="2cm" svg:x="31.5cm" svg:y="13.506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3" draw:text-style-name="P8" xml:id="id21" draw:id="id21" draw:layer="layout" svg:width="3cm" svg:height="2cm" svg:x="26.5cm" svg:y="7.512cm">
          <text:p text:style-name="P7"><text:span text:style-name="T1">Set Light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6" draw:style-name="gr54" draw:text-style-name="P8" xml:id="id23" draw:id="id23" draw:layer="layout" svg:width="3cm" svg:height="2cm" svg:x="31.5cm" svg:y="7.506cm">
          <text:p text:style-name="P7"><text:span text:style-name="T1">Set Light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0" draw:style-name="gr55" draw:text-style-name="P8" xml:id="id24" draw:id="id24" draw:layer="layout" svg:width="0.5cm" svg:height="0.5cm" svg:x="23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9" draw:style-name="gr56" draw:text-style-name="P4" draw:layer="layout" svg:x1="24.25cm" svg:y1="4cm" svg:x2="27.75cm" svg:y2="4.006cm" draw:start-shape="id24" draw:start-glue-point="10" draw:end-shape="id25" draw:end-glue-point="6" svg:d="M24250 4000h1750v6h1750" svg:viewBox="0 0 3501 7">
          <text:p/>
        </draw:connector>
        <draw:connector draw:name="Connector 26" draw:style-name="gr57" draw:text-style-name="P4" draw:layer="layout" svg:x1="20.25cm" svg:y1="4cm" svg:x2="23.75cm" svg:y2="4cm" draw:start-shape="id19" draw:start-glue-point="10" draw:end-shape="id24" draw:end-glue-point="6" svg:d="M20250 4000h3500" svg:viewBox="0 0 3501 1">
          <text:p/>
        </draw:connector>
        <draw:connector draw:name="Connector 27" draw:style-name="gr58" draw:text-style-name="P4" draw:layer="layout" svg:x1="28.25cm" svg:y1="4.006cm" svg:x2="32.75cm" svg:y2="4.003cm" draw:start-shape="id25" draw:start-glue-point="10" draw:end-shape="id26" draw:end-glue-point="6" svg:d="M28250 4006h2250v-3h2250" svg:viewBox="0 0 4501 4">
          <text:p/>
        </draw:connector>
        <draw:connector draw:name="Connector 29" draw:style-name="gr59" draw:text-style-name="P4" draw:layer="layout" svg:x1="24cm" svg:y1="4.25cm" svg:x2="24cm" svg:y2="5.5cm" draw:start-shape="id24" draw:start-glue-point="8" draw:end-shape="id16" draw:end-glue-point="4" svg:d="M24000 4250v1250" svg:viewBox="0 0 1 1251">
          <text:p/>
        </draw:connector>
        <draw:connector draw:name="Connector 30" draw:style-name="gr60" draw:text-style-name="P4" draw:layer="layout" svg:x1="28cm" svg:y1="4.256cm" svg:x2="28cm" svg:y2="5.506cm" draw:start-shape="id25" draw:start-glue-point="8" draw:end-shape="id20" draw:end-glue-point="4" svg:d="M28000 4256v1250" svg:viewBox="0 0 1 1251">
          <text:p/>
        </draw:connector>
        <draw:connector draw:name="Connector 28" draw:style-name="gr61" draw:text-style-name="P4" draw:layer="layout" svg:x1="33cm" svg:y1="4.256cm" svg:x2="33cm" svg:y2="5.5cm" draw:start-shape="id26" draw:start-glue-point="8" draw:end-shape="id22" draw:end-glue-point="4" svg:d="M33000 4256v1244" svg:viewBox="0 0 1 1245">
          <text:p/>
        </draw:connector>
        <draw:custom-shape draw:name="Start-End 9" draw:style-name="gr62" draw:text-style-name="P8" xml:id="id27" draw:id="id27" draw:layer="layout" svg:width="3cm" svg:height="1cm" svg:x="36.5cm" svg:y="5.506cm">
          <text:p text:style-name="P7"><text:span text:style-name="T1">Button-Hol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0" draw:style-name="gr63" draw:text-style-name="P4" draw:layer="layout" svg:x1="38cm" svg:y1="6.506cm" svg:x2="38cm" svg:y2="7.512cm" draw:start-shape="id27" draw:start-glue-point="6" draw:end-shape="id28" draw:end-glue-point="0" svg:d="M38000 6506v1006" svg:viewBox="0 0 1 1007">
          <text:p/>
        </draw:connector>
        <draw:custom-shape draw:name="Decision 7" draw:style-name="gr64" draw:text-style-name="P8" xml:id="id40" draw:id="id40" draw:layer="layout" svg:width="3cm" svg:height="2cm" svg:x="3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65" draw:text-style-name="P8" xml:id="id35" draw:id="id35" draw:layer="layout" svg:width="3cm" svg:height="2cm" svg:x="3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7" draw:style-name="gr66" draw:text-style-name="P8" xml:id="id28" draw:id="id28" draw:layer="layout" svg:width="3cm" svg:height="2cm" svg:x="36.5cm" svg:y="7.512cm">
          <text:p text:style-name="P7"><text:span text:style-name="T1">Set Light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1" draw:style-name="gr67" draw:text-style-name="P8" xml:id="id29" draw:id="id29" draw:layer="layout" svg:width="0.5cm" svg:height="0.508cm" svg:x="19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68" draw:text-style-name="P8" xml:id="id30" draw:id="id30" draw:layer="layout" svg:width="0.5cm" svg:height="0.508cm" svg:x="23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69" draw:text-style-name="P8" xml:id="id39" draw:id="id39" draw:layer="layout" svg:width="0.5cm" svg:height="0.508cm" svg:x="27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70" draw:text-style-name="P8" xml:id="id41" draw:id="id41" draw:layer="layout" svg:width="0.5cm" svg:height="0.508cm" svg:x="32.75cm" svg:y="25.7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71" draw:text-style-name="P8" xml:id="id32" draw:id="id32" draw:layer="layout" svg:width="0.5cm" svg:height="0.494cm" svg:x="2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72" draw:text-style-name="P8" xml:id="id34" draw:id="id34" draw:layer="layout" svg:width="0.5cm" svg:height="0.494cm" svg:x="32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73" draw:text-style-name="P8" xml:id="id36" draw:id="id36" draw:layer="layout" svg:width="0.5cm" svg:height="0.494cm" svg:x="3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74" draw:text-style-name="P8" xml:id="id43" draw:id="id43" draw:layer="layout" svg:width="0.5cm" svg:height="0.5cm" svg:x="6.25cm" svg:y="2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75" draw:text-style-name="P4" draw:layer="layout" svg:x1="33.25cm" svg:y1="4.003cm" svg:x2="38cm" svg:y2="5.506cm" draw:start-shape="id26" draw:start-glue-point="10" draw:end-shape="id27" draw:end-glue-point="4" svg:d="M33250 4003h4750v1503" svg:viewBox="0 0 4751 1504">
          <text:p/>
        </draw:connector>
        <draw:connector draw:name="Connector 15" draw:style-name="gr76" draw:text-style-name="P4" draw:layer="layout" svg:x1="20cm" svg:y1="9.5cm" svg:x2="20cm" svg:y2="25.75cm" draw:start-shape="id13" draw:start-glue-point="6" draw:end-shape="id29" draw:end-glue-point="4" svg:d="M20000 9500v16250" svg:viewBox="0 0 1 16251">
          <text:p/>
        </draw:connector>
        <draw:connector draw:name="Connector 23" draw:style-name="gr77" draw:text-style-name="P4" draw:layer="layout" svg:x1="24cm" svg:y1="9.5cm" svg:x2="24cm" svg:y2="25.75cm" draw:start-shape="id17" draw:start-glue-point="2" draw:end-shape="id30" draw:end-glue-point="4" svg:d="M24000 9500v16250" svg:viewBox="0 0 1 16251">
          <text:p/>
        </draw:connector>
        <draw:connector draw:name="Connector 31" draw:style-name="gr78" draw:text-style-name="P4" draw:layer="layout" svg:x1="28cm" svg:y1="15.512cm" svg:x2="28cm" svg:y2="16.512cm" draw:start-shape="id31" draw:start-glue-point="6" draw:end-shape="id32" draw:end-glue-point="4" svg:d="M28000 15512v1000" svg:viewBox="0 0 1 1001">
          <text:p/>
        </draw:connector>
        <draw:connector draw:name="Connector 32" draw:style-name="gr79" draw:text-style-name="P4" draw:layer="layout" svg:x1="33cm" svg:y1="15.506cm" svg:x2="33cm" svg:y2="16.512cm" draw:start-shape="id33" draw:start-glue-point="6" draw:end-shape="id34" draw:end-glue-point="4" svg:d="M33000 15506v1006" svg:viewBox="0 0 1 1007">
          <text:p/>
        </draw:connector>
        <draw:connector draw:name="Connector 33" draw:style-name="gr80" draw:text-style-name="P4" draw:layer="layout" svg:x1="38cm" svg:y1="15.512cm" svg:x2="38cm" svg:y2="16.512cm" draw:start-shape="id35" draw:start-glue-point="6" draw:end-shape="id36" draw:end-glue-point="4" svg:d="M38000 15512v1000" svg:viewBox="0 0 1 1001">
          <text:p/>
        </draw:connector>
        <draw:connector draw:name="Connector 34" draw:style-name="gr81" draw:text-style-name="P4" draw:layer="layout" svg:x1="28cm" svg:y1="9.512cm" svg:x2="28cm" svg:y2="10.512cm" draw:start-shape="id21" draw:start-glue-point="2" draw:end-shape="id37" draw:end-glue-point="4" svg:d="M28000 9512v1000" svg:viewBox="0 0 1 1001">
          <text:p/>
        </draw:connector>
        <draw:connector draw:name="Connector 35" draw:style-name="gr82" draw:text-style-name="P4" draw:layer="layout" svg:x1="33cm" svg:y1="9.506cm" svg:x2="33cm" svg:y2="10.506cm" draw:start-shape="id23" draw:start-glue-point="2" draw:end-shape="id38" draw:end-glue-point="4" svg:d="M33000 9506v1000" svg:viewBox="0 0 1 1001">
          <text:p/>
        </draw:connector>
        <draw:connector draw:name="Connector 36" draw:style-name="gr83" draw:text-style-name="P4" draw:layer="layout" svg:x1="28cm" svg:y1="12.512cm" svg:x2="28cm" svg:y2="13.512cm" draw:start-shape="id37" draw:start-glue-point="6" draw:end-shape="id31" draw:end-glue-point="4" svg:d="M28000 12512v1000" svg:viewBox="0 0 1 1001">
          <text:p/>
        </draw:connector>
        <draw:connector draw:name="Connector-Standard 2" draw:style-name="gr84" draw:text-style-name="P4" draw:layer="layout" draw:line-skew="0.733cm" svg:x1="29.5cm" svg:y1="11.512cm" svg:x2="28.25cm" svg:y2="16.759cm" draw:start-shape="id37" draw:start-glue-point="7" draw:end-shape="id32" draw:end-glue-point="10" svg:d="M29500 11512h999v5247h-2249" svg:viewBox="0 0 2250 5248">
          <text:p/>
        </draw:connector>
        <draw:connector draw:name="Connector 37" draw:style-name="gr85" draw:text-style-name="P4" draw:layer="layout" svg:x1="28cm" svg:y1="17.006cm" svg:x2="28cm" svg:y2="25.75cm" draw:start-shape="id32" draw:start-glue-point="8" draw:end-shape="id39" draw:end-glue-point="4" svg:d="M28000 17006v8744" svg:viewBox="0 0 1 8745">
          <text:p/>
        </draw:connector>
        <draw:connector draw:name="Connector 38" draw:style-name="gr86" draw:text-style-name="P4" draw:layer="layout" svg:x1="33cm" svg:y1="12.506cm" svg:x2="33cm" svg:y2="13.506cm" draw:start-shape="id38" draw:start-glue-point="6" draw:end-shape="id33" draw:end-glue-point="4" svg:d="M33000 12506v1000" svg:viewBox="0 0 1 1001">
          <text:p/>
        </draw:connector>
        <draw:connector draw:name="Connector 39" draw:style-name="gr87" draw:text-style-name="P4" draw:layer="layout" draw:line-skew="0.734cm" svg:x1="34.5cm" svg:y1="11.506cm" svg:x2="33.25cm" svg:y2="16.759cm" draw:start-shape="id38" draw:start-glue-point="7" draw:end-shape="id34" draw:end-glue-point="10" svg:d="M34500 11506h1000v5253h-2250" svg:viewBox="0 0 2251 5254">
          <text:p/>
        </draw:connector>
        <draw:connector draw:name="Connector 40" draw:style-name="gr88" draw:text-style-name="P4" draw:layer="layout" svg:x1="38cm" svg:y1="9.512cm" svg:x2="38cm" svg:y2="10.512cm" draw:start-shape="id28" draw:start-glue-point="2" draw:end-shape="id40" draw:end-glue-point="4" svg:d="M38000 9512v1000" svg:viewBox="0 0 1 1001">
          <text:p/>
        </draw:connector>
        <draw:connector draw:name="Connector 41" draw:style-name="gr89" draw:text-style-name="P4" draw:layer="layout" svg:x1="38cm" svg:y1="12.512cm" svg:x2="38cm" svg:y2="13.512cm" draw:start-shape="id40" draw:start-glue-point="6" draw:end-shape="id35" draw:end-glue-point="4" svg:d="M38000 12512v1000" svg:viewBox="0 0 1 1001">
          <text:p/>
        </draw:connector>
        <draw:connector draw:name="Connector 42" draw:style-name="gr90" draw:text-style-name="P4" draw:layer="layout" draw:line-skew="0.734cm" svg:x1="39.5cm" svg:y1="11.512cm" svg:x2="38.25cm" svg:y2="16.759cm" draw:start-shape="id40" draw:start-glue-point="7" draw:end-shape="id36" draw:end-glue-point="10" svg:d="M39500 11512h1001v5247h-2251" svg:viewBox="0 0 2252 5248">
          <text:p/>
        </draw:connector>
        <draw:connector draw:name="Connector 43" draw:style-name="gr91" draw:text-style-name="P4" draw:layer="layout" svg:x1="38cm" svg:y1="17.006cm" svg:x2="33.25cm" svg:y2="25.996cm" draw:start-shape="id36" draw:start-glue-point="8" draw:end-shape="id41" draw:end-glue-point="10" svg:d="M38000 17006v8990h-4750" svg:viewBox="0 0 4751 8991">
          <text:p/>
        </draw:connector>
        <draw:connector draw:name="Connector 44" draw:style-name="gr92" draw:text-style-name="P4" draw:layer="layout" svg:x1="33cm" svg:y1="17.006cm" svg:x2="33cm" svg:y2="25.742cm" draw:start-shape="id34" draw:start-glue-point="8" draw:end-shape="id41" draw:end-glue-point="4" svg:d="M33000 17006v8736" svg:viewBox="0 0 1 8737">
          <text:p/>
        </draw:connector>
        <draw:connector draw:name="Connector 46" draw:style-name="gr93" draw:text-style-name="P4" draw:layer="layout" svg:x1="9.25cm" svg:y1="24.5cm" svg:x2="6.75cm" svg:y2="24.5cm" draw:start-shape="id42" draw:start-glue-point="6" draw:end-shape="id43" draw:end-glue-point="10" svg:d="M9250 24500h-2500" svg:viewBox="0 0 2501 1">
          <text:p/>
        </draw:connector>
        <draw:connector draw:name="Connector 48" draw:style-name="gr94" draw:text-style-name="P4" draw:layer="layout" svg:x1="32.75cm" svg:y1="25.996cm" svg:x2="28.25cm" svg:y2="26.004cm" draw:start-shape="id41" draw:start-glue-point="6" draw:end-shape="id39" draw:end-glue-point="10" svg:d="M32750 25996h-2250v8h-2250" svg:viewBox="0 0 4501 9">
          <text:p/>
        </draw:connector>
        <draw:connector draw:name="Connector 49" draw:style-name="gr95" draw:text-style-name="P4" draw:layer="layout" svg:x1="27.75cm" svg:y1="26.004cm" svg:x2="24.25cm" svg:y2="26.004cm" draw:start-shape="id39" draw:start-glue-point="6" draw:end-shape="id30" draw:end-glue-point="10" svg:d="M27750 26004h-3500" svg:viewBox="0 0 3501 1">
          <text:p/>
        </draw:connector>
        <draw:connector draw:name="Connector 50" draw:style-name="gr96" draw:text-style-name="P4" draw:layer="layout" svg:x1="23.75cm" svg:y1="26.004cm" svg:x2="20.25cm" svg:y2="26.004cm" draw:start-shape="id30" draw:start-glue-point="6" draw:end-shape="id29" draw:end-glue-point="10" svg:d="M23750 26004h-3500" svg:viewBox="0 0 3501 1">
          <text:p/>
        </draw:connector>
        <draw:frame draw:style-name="gr97" draw:text-style-name="P9" draw:layer="layout" svg:width="0.951cm" svg:height="0.645cm" svg:x="29.447cm" svg:y="11.012cm">
          <draw:text-box>
            <text:p><text:span text:style-name="T4">No</text:span></text:p>
          </draw:text-box>
        </draw:frame>
        <draw:frame draw:style-name="gr97" draw:text-style-name="P9" draw:layer="layout" svg:width="0.951cm" svg:height="0.645cm" svg:x="34.549cm" svg:y="11.012cm">
          <draw:text-box>
            <text:p><text:span text:style-name="T4">No</text:span></text:p>
          </draw:text-box>
        </draw:frame>
        <draw:frame draw:style-name="gr97" draw:text-style-name="P9" draw:layer="layout" svg:width="0.951cm" svg:height="0.645cm" svg:x="39.5cm" svg:y="11.012cm">
          <draw:text-box>
            <text:p><text:span text:style-name="T4">No</text:span></text:p>
          </draw:text-box>
        </draw:frame>
        <draw:frame draw:style-name="gr98" draw:text-style-name="P9" draw:layer="layout" svg:width="1.078cm" svg:height="0.645cm" svg:x="27.799cm" svg:y="12.617cm">
          <draw:text-box>
            <text:p><text:span text:style-name="T4">Yes</text:span></text:p>
          </draw:text-box>
        </draw:frame>
        <draw:frame draw:style-name="gr97" draw:text-style-name="P9" draw:layer="layout" svg:width="0.951cm" svg:height="0.645cm" svg:x="29.448cm" svg:y="11.013cm">
          <draw:text-box>
            <text:p><text:span text:style-name="T4">No</text:span></text:p>
          </draw:text-box>
        </draw:frame>
        <draw:frame draw:style-name="gr99" draw:text-style-name="P10" draw:layer="layout" svg:width="1.078cm" svg:height="0.646cm" svg:x="32.922cm" svg:y="12.616cm">
          <draw:text-box>
            <text:p><text:span text:style-name="T4">Yes</text:span></text:p>
          </draw:text-box>
        </draw:frame>
        <draw:frame draw:style-name="gr99" draw:text-style-name="P10" draw:layer="layout" svg:width="1.078cm" svg:height="0.646cm" svg:x="37.922cm" svg:y="12.512cm">
          <draw:text-box>
            <text:p><text:span text:style-name="T4">Yes</text:span></text:p>
          </draw:text-box>
        </draw:frame>
        <draw:frame draw:style-name="gr99" draw:text-style-name="P10" draw:layer="layout" svg:width="1.25cm" svg:height="0.646cm" svg:x="2.5cm" svg:y="5.104cm">
          <draw:text-box>
            <text:p><text:span text:style-name="T4">Yes</text:span></text:p>
          </draw:text-box>
        </draw:frame>
        <draw:frame draw:style-name="gr99" draw:text-style-name="P10" draw:layer="layout" svg:width="1.078cm" svg:height="0.646cm" svg:x="3.922cm" svg:y="3.354cm">
          <draw:text-box>
            <text:p><text:span text:style-name="T4">No</text:span></text:p>
          </draw:text-box>
        </draw:frame>
        <draw:frame draw:style-name="gr100" draw:text-style-name="P11" draw:layer="layout" svg:width="2.75cm" svg:height="0.962cm" svg:x="8.25cm" svg:y="3cm">
          <draw:text-box>
            <text:p>Choose</text:p>
          </draw:text-box>
        </draw:frame>
        <draw:custom-shape draw:name="Subprocess 8" draw:style-name="gr101" draw:text-style-name="P8" xml:id="id17" draw:id="id17" draw:layer="layout" svg:width="3cm" svg:height="2cm" svg:x="22.5cm" svg:y="7.5cm">
          <text:p text:style-name="P7"><text:span text:style-name="T1">Set Light</text:span><text:span text:style-name="T1"><text:line-break/></text:span><text:span text:style-name="T1">Off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8" draw:style-name="gr102" draw:text-style-name="P8" xml:id="id47" draw:id="id47" draw:layer="layout" svg:width="3cm" svg:height="2cm" svg:x="5cm" svg:y="16.5cm">
          <text:p text:style-name="P7"><text:span text:style-name="T1">Light 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4" draw:style-name="gr103" draw:text-style-name="P8" xml:id="id50" draw:id="id50" draw:layer="layout" svg:width="0.5cm" svg:height="0.5cm" svg:x="6.25cm" svg:y="25.7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04" draw:text-style-name="P8" xml:id="id42" draw:id="id42" draw:layer="layout" svg:width="0.5cm" svg:height="0.5cm" svg:x="9.25cm" svg:y="24.2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ecision 9" draw:style-name="gr105" draw:text-style-name="P8" xml:id="id45" draw:id="id45" draw:layer="layout" svg:width="3cm" svg:height="2cm" svg:x="8cm" svg:y="21.5cm">
          <text:p text:style-name="P7"><text:span text:style-name="T1">Lux&lt;100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20" draw:style-name="gr106" draw:text-style-name="P8" xml:id="id48" draw:id="id48" draw:layer="layout" svg:width="0.5cm" svg:height="0.5cm" svg:x="16.25cm" svg:y="22.2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47" draw:style-name="gr107" draw:text-style-name="P4" draw:layer="layout" svg:x1="9.5cm" svg:y1="20.5cm" svg:x2="9.5cm" svg:y2="21.5cm" draw:start-shape="id44" draw:start-glue-point="6" draw:end-shape="id45" draw:end-glue-point="4" svg:d="M9500 20500v1000" svg:viewBox="0 0 1 1001">
          <text:p/>
        </draw:connector>
        <draw:frame draw:style-name="gr14" draw:text-style-name="P6" draw:layer="layout" svg:width="0.616cm" svg:height="0.412cm" svg:x="6.634cm" svg:y="18.838cm">
          <draw:text-box>
            <text:p><text:span text:style-name="T2">Yes</text:span></text:p>
          </draw:text-box>
        </draw:frame>
        <draw:connector draw:name="Connector 57" draw:style-name="gr108" draw:text-style-name="P4" draw:layer="layout" svg:x1="15cm" svg:y1="19.5cm" svg:x2="16.25cm" svg:y2="19.5cm" draw:start-shape="id46" draw:start-glue-point="1" draw:end-shape="id11" draw:end-glue-point="6" svg:d="M15000 19500h1250" svg:viewBox="0 0 1251 1">
          <text:p/>
        </draw:connector>
        <draw:connector draw:name="Connector 9" draw:style-name="gr109" draw:text-style-name="P4" draw:layer="layout" svg:x1="6.5cm" svg:y1="15.5cm" svg:x2="6.5cm" svg:y2="16.5cm" draw:start-shape="id7" draw:start-glue-point="6" draw:end-shape="id47" draw:end-glue-point="4" svg:d="M6500 15500v1000" svg:viewBox="0 0 1 1001">
          <text:p/>
        </draw:connector>
        <draw:connector draw:name="Connector 12" draw:style-name="gr110" draw:text-style-name="P4" draw:layer="layout" svg:x1="6.5cm" svg:y1="18.5cm" svg:x2="6.5cm" svg:y2="24.25cm" draw:start-shape="id47" draw:start-glue-point="6" draw:end-shape="id43" draw:end-glue-point="4" svg:d="M6500 18500v5750" svg:viewBox="0 0 1 5751">
          <text:p/>
        </draw:connector>
        <draw:connector draw:name="Connector 51" draw:style-name="gr111" draw:text-style-name="P4" draw:layer="layout" svg:x1="8cm" svg:y1="17.5cm" svg:x2="9.5cm" svg:y2="18.5cm" draw:start-shape="id47" draw:start-glue-point="7" draw:end-shape="id44" draw:end-glue-point="4" svg:d="M8000 17500h1500v1000" svg:viewBox="0 0 1501 1001">
          <text:p/>
        </draw:connector>
        <draw:custom-shape draw:name="Subprocess 9" draw:style-name="gr112" draw:text-style-name="P8" xml:id="id49" draw:id="id49" draw:layer="layout" svg:width="3cm" svg:height="2cm" svg:x="12cm" svg:y="21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52" draw:style-name="gr113" draw:text-style-name="P4" draw:layer="layout" svg:x1="16.5cm" svg:y1="19.75cm" svg:x2="16.5cm" svg:y2="22.25cm" draw:start-shape="id11" draw:start-glue-point="8" draw:end-shape="id48" draw:end-glue-point="4" svg:d="M16500 19750v2500" svg:viewBox="0 0 1 2501">
          <text:p/>
        </draw:connector>
        <draw:connector draw:name="Connector 53" draw:style-name="gr114" draw:text-style-name="P4" draw:layer="layout" svg:x1="15cm" svg:y1="22.5cm" svg:x2="16.25cm" svg:y2="22.5cm" draw:start-shape="id49" draw:start-glue-point="1" draw:end-shape="id48" draw:end-glue-point="6" svg:d="M15000 22500h1250" svg:viewBox="0 0 1251 1">
          <text:p/>
        </draw:connector>
        <draw:connector draw:name="Connector 58" draw:style-name="gr115" draw:text-style-name="P4" draw:layer="layout" svg:x1="11cm" svg:y1="19.5cm" svg:x2="12cm" svg:y2="19.5cm" draw:start-shape="id44" draw:start-glue-point="7" draw:end-shape="id46" draw:end-glue-point="3" svg:d="M11000 19500h1000" svg:viewBox="0 0 1001 1">
          <text:p/>
        </draw:connector>
        <draw:connector draw:name="Connector 59" draw:style-name="gr116" draw:text-style-name="P4" draw:layer="layout" svg:x1="11cm" svg:y1="22.5cm" svg:x2="12cm" svg:y2="22.5cm" draw:start-shape="id45" draw:start-glue-point="7" draw:end-shape="id49" draw:end-glue-point="3" svg:d="M11000 22500h1000" svg:viewBox="0 0 1001 1">
          <text:p/>
        </draw:connector>
        <draw:connector draw:name="Connector 60" draw:style-name="gr117" draw:text-style-name="P4" draw:layer="layout" svg:x1="9.5cm" svg:y1="23.5cm" svg:x2="9.5cm" svg:y2="24.25cm" draw:start-shape="id45" draw:start-glue-point="6" draw:end-shape="id42" draw:end-glue-point="4" svg:d="M9500 23500v750" svg:viewBox="0 0 1 751">
          <text:p/>
        </draw:connector>
        <draw:frame draw:style-name="gr18" draw:text-style-name="P6" draw:layer="layout" svg:width="0.48cm" svg:height="0.412cm" svg:x="6.52cm" svg:y="15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9.52cm" svg:y="20.588cm">
          <draw:text-box>
            <text:p><text:span text:style-name="T2">No</text:span></text:p>
          </draw:text-box>
        </draw:frame>
        <draw:frame draw:style-name="gr14" draw:text-style-name="P6" draw:layer="layout" svg:width="0.616cm" svg:height="0.412cm" svg:x="11.134cm" svg:y="19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11.134cm" svg:y="22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6.634cm" svg:y="18.838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9.52cm" svg:y="23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8.25cm" svg:y="17.088cm">
          <draw:text-box>
            <text:p><text:span text:style-name="T2">No</text:span></text:p>
          </draw:text-box>
        </draw:frame>
        <draw:connector draw:name="Connector 45" draw:style-name="gr118" draw:text-style-name="P4" draw:layer="layout" svg:x1="16.5cm" svg:y1="22.75cm" svg:x2="9.75cm" svg:y2="24.5cm" draw:start-shape="id48" draw:start-glue-point="8" draw:end-shape="id42" draw:end-glue-point="10" svg:d="M16500 22750v1750h-6750" svg:viewBox="0 0 6751 1751">
          <text:p/>
        </draw:connector>
        <draw:connector draw:name="Connector 54" draw:style-name="gr119" draw:text-style-name="P4" draw:layer="layout" svg:x1="19.75cm" svg:y1="26.004cm" svg:x2="6.75cm" svg:y2="26cm" draw:start-shape="id29" draw:start-glue-point="6" draw:end-shape="id50" draw:end-glue-point="10" svg:d="M19750 26004h-6499v-4h-6501" svg:viewBox="0 0 13001 5">
          <text:p/>
        </draw:connector>
        <draw:connector draw:name="Connector 55" draw:style-name="gr120" draw:text-style-name="P4" draw:layer="layout" svg:x1="6.5cm" svg:y1="24.75cm" svg:x2="6.5cm" svg:y2="25.75cm" draw:start-shape="id43" draw:start-glue-point="8" draw:end-shape="id50" draw:end-glue-point="4" svg:d="M6500 24750v1000" svg:viewBox="0 0 1 1001">
          <text:p/>
        </draw:connector>
        <draw:connector draw:name="Connector 56" draw:style-name="gr121" draw:text-style-name="P4" draw:layer="layout" svg:x1="6.25cm" svg:y1="26cm" svg:x2="2.75cm" svg:y2="26cm" draw:start-shape="id50" draw:start-glue-point="6" draw:end-shape="id14" draw:end-glue-point="10" svg:d="M6250 26000h-3500" svg:viewBox="0 0 3501 1">
          <text:p/>
        </draw:connector>
        <draw:frame draw:style-name="gr122" draw:text-style-name="P13" draw:layer="layout" svg:width="7cm" svg:height="1.25cm" svg:x="33.5cm" svg:y="27.95cm">
          <draw:text-box>
            <text:p text:style-name="P12"><text:span text:style-name="T5"><text:date style:data-style-name="D1" text:date-value="2023-01-15">15-01-23</text:date></text:span><text:span text:style-name="T5"><text:s/></text:span><text:span text:style-name="T5"><text:time style:data-style-name="T1" text:time-value="12:17:24.119646745">12:17:26</text:time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22:00:25.002940906</meta:creation-date>
    <dc:date>2023-01-15T12:17:26.451399634</dc:date>
    <meta:editing-duration>PT39M36S</meta:editing-duration>
    <meta:editing-cycles>14</meta:editing-cycles>
    <meta:generator>LibreOffice/7.3.7.2$Linux_X86_64 LibreOffice_project/30$Build-2</meta:generator>
    <meta:document-statistic meta:object-count="136"/>
  </office:meta>
</office:document-meta>
</file>